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ff" draw:textarea-vertical-align="middle" fo:min-height="1.05cm"/>
    </style:style>
    <style:style style:name="gr2" style:family="graphic" style:parent-style-name="standard">
      <style:graphic-properties draw:stroke="solid" svg:stroke-color="#000000" draw:fill="solid" draw:fill-color="#ffffff" draw:textarea-vertical-align="middle" fo:min-height="0.91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ffffff" draw:textarea-vertical-align="middle" fo:min-height="2.351cm"/>
    </style:style>
    <style:style style:name="gr5" style:family="graphic" style:parent-style-name="standard">
      <style:graphic-properties draw:stroke="solid" svg:stroke-color="#000000" draw:fill="solid" draw:fill-color="#ffffff" draw:textarea-vertical-align="middle" fo:min-height="1.411cm"/>
    </style:style>
    <style:style style:name="gr6" style:family="graphic" style:parent-style-name="standard">
      <style:graphic-properties draw:stroke="solid" svg:stroke-color="#000000" draw:fill="solid" draw:fill-color="#ffffff" draw:textarea-vertical-align="middle" fo:min-height="0.874cm"/>
    </style:style>
    <style:style style:name="gr7" style:family="graphic" style:parent-style-name="standard">
      <style:graphic-properties draw:stroke="solid" svg:stroke-color="#000000" draw:fill="solid" draw:fill-color="#ffffff" draw:textarea-vertical-align="middle" fo:min-height="0.665cm"/>
    </style:style>
    <style:style style:name="P1" style:family="paragraph">
      <style:paragraph-properties fo:line-height="100%"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line-height="100%" fo:text-align="start"/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4.1cm" svg:height="1.3cm" svg:x="6.3cm" svg:y="7.8cm">
            <draw:text-box>
              <text:p text:style-name="P1">Métodos Formales</text:p>
            </draw:text-box>
          </draw:frame>
          <draw:frame draw:style-name="gr1" draw:text-style-name="P1" draw:layer="layout" svg:width="3.4cm" svg:height="1.3cm" svg:x="2.6cm" svg:y="11cm">
            <draw:text-box>
              <text:p text:style-name="P1">Métodos de Especificación</text:p>
            </draw:text-box>
          </draw:frame>
          <draw:frame draw:style-name="gr1" draw:text-style-name="P1" draw:layer="layout" svg:width="3.2cm" svg:height="1.3cm" svg:x="11.5cm" svg:y="11cm">
            <draw:text-box>
              <text:p text:style-name="P1">Métodos de Análisis</text:p>
            </draw:text-box>
          </draw:frame>
          <draw:frame draw:style-name="gr2" draw:text-style-name="P1" draw:layer="layout" svg:width="3.3cm" svg:height="1.661cm" svg:x="1.2cm" svg:y="14.885cm">
            <draw:text-box>
              <text:p text:style-name="P1">Especificación Orientada a Modelos</text:p>
            </draw:text-box>
          </draw:frame>
          <draw:line draw:style-name="gr3" draw:text-style-name="P2" draw:layer="layout" svg:x1="4.4cm" svg:y1="12.3cm" svg:x2="2.8cm" svg:y2="14.9cm">
            <text:p/>
          </draw:line>
          <draw:line draw:style-name="gr3" draw:text-style-name="P2" draw:layer="layout" svg:x1="8.3cm" svg:y1="9.1cm" svg:x2="4.5cm" svg:y2="10.9cm">
            <text:p/>
          </draw:line>
          <draw:line draw:style-name="gr3" draw:text-style-name="P2" draw:layer="layout" svg:x1="8.3cm" svg:y1="9.1cm" svg:x2="13cm" svg:y2="10.9cm">
            <text:p/>
          </draw:line>
          <draw:line draw:style-name="gr3" draw:text-style-name="P2" draw:layer="layout" svg:x1="13.005cm" svg:y1="12.302cm" svg:x2="16.9cm" svg:y2="14.9cm">
            <text:p/>
          </draw:line>
          <draw:frame draw:style-name="gr4" draw:text-style-name="P3" draw:layer="layout" svg:width="3.3cm" svg:height="2.601cm" svg:x="1.4cm" svg:y="18.869cm">
            <draw:text-box>
              <text:p text:style-name="P3">SCR</text:p>
              <text:p text:style-name="P3">VDM</text:p>
              <text:p text:style-name="P3">Z</text:p>
              <text:p text:style-name="P3">Redes de Petri</text:p>
            </draw:text-box>
          </draw:frame>
          <draw:frame draw:style-name="gr5" draw:text-style-name="P3" draw:layer="layout" svg:width="2.3cm" svg:height="1.661cm" svg:x="5.2cm" svg:y="18.869cm">
            <draw:text-box>
              <text:p text:style-name="P3">CafeOBJ</text:p>
              <text:p text:style-name="P3">CASL</text:p>
              <text:p text:style-name="P3">Maude</text:p>
            </draw:text-box>
          </draw:frame>
          <draw:frame draw:style-name="gr1" draw:text-style-name="P3" draw:layer="layout" svg:width="1.799cm" svg:height="1.3cm" svg:x="9.001cm" svg:y="18.869cm">
            <draw:text-box>
              <text:p text:style-name="P3">Astrée</text:p>
            </draw:text-box>
          </draw:frame>
          <draw:frame draw:style-name="gr6" draw:text-style-name="P3" draw:layer="layout" svg:width="1.548cm" svg:height="1.661cm" svg:x="12.452cm" svg:y="18.869cm">
            <draw:text-box>
              <text:p text:style-name="P3">Coq</text:p>
              <text:p text:style-name="P3">PVS</text:p>
              <text:p text:style-name="P3">Z3</text:p>
            </draw:text-box>
          </draw:frame>
          <draw:frame draw:style-name="gr1" draw:text-style-name="P3" draw:layer="layout" svg:width="3.195cm" svg:height="1.3cm" svg:x="15.107cm" svg:y="18.869cm">
            <draw:text-box>
              <text:p text:style-name="P3">SMV</text:p>
              <text:p text:style-name="P3">SPIN/Promela</text:p>
            </draw:text-box>
          </draw:frame>
          <draw:line draw:style-name="gr3" draw:text-style-name="P2" draw:layer="layout" svg:x1="2.8cm" svg:y1="16.6cm" svg:x2="2.8cm" svg:y2="18.8cm">
            <text:p/>
          </draw:line>
          <draw:line draw:style-name="gr3" draw:text-style-name="P2" draw:layer="layout" svg:x1="6.4cm" svg:y1="15.5cm" svg:x2="6.35cm" svg:y2="18.801cm">
            <text:p/>
          </draw:line>
          <draw:frame draw:style-name="gr7" draw:text-style-name="P1" draw:layer="layout" svg:width="3.3cm" svg:height="1.191cm" svg:x="4.7cm" svg:y="14.993cm">
            <draw:text-box>
              <text:p text:style-name="P1">Especificación Algebraica</text:p>
            </draw:text-box>
          </draw:frame>
          <draw:line draw:style-name="gr3" draw:text-style-name="P2" draw:layer="layout" svg:x1="10.026cm" svg:y1="15.501cm" svg:x2="9.976cm" svg:y2="18.802cm">
            <text:p/>
          </draw:line>
          <draw:line draw:style-name="gr3" draw:text-style-name="P2" draw:layer="layout" svg:x1="13.352cm" svg:y1="15.502cm" svg:x2="13.302cm" svg:y2="18.803cm">
            <text:p/>
          </draw:line>
          <draw:line draw:style-name="gr3" draw:text-style-name="P2" draw:layer="layout" svg:x1="16.802cm" svg:y1="15.502cm" svg:x2="16.752cm" svg:y2="18.803cm">
            <text:p/>
          </draw:line>
          <draw:frame draw:style-name="gr7" draw:text-style-name="P1" draw:layer="layout" svg:width="3.186cm" svg:height="1.191cm" svg:x="8.258cm" svg:y="14.993cm">
            <draw:text-box>
              <text:p text:style-name="P1">Interpretación Abstracta</text:p>
            </draw:text-box>
          </draw:frame>
          <draw:frame draw:style-name="gr7" draw:text-style-name="P1" draw:layer="layout" svg:width="3.2cm" svg:height="1.191cm" svg:x="11.6cm" svg:y="14.993cm">
            <draw:text-box>
              <text:p text:style-name="P1">Demostración de Teoremas</text:p>
            </draw:text-box>
          </draw:frame>
          <draw:frame draw:style-name="gr7" draw:text-style-name="P1" draw:layer="layout" svg:width="3.3cm" svg:height="1.191cm" svg:x="15.002cm" svg:y="14.993cm">
            <draw:text-box>
              <text:p text:style-name="P1">Comprobación de Modelos</text:p>
            </draw:text-box>
          </draw:frame>
          <draw:line draw:style-name="gr3" draw:text-style-name="P2" draw:layer="layout" svg:x1="13.002cm" svg:y1="12.301cm" svg:x2="14.2cm" svg:y2="14.903cm">
            <text:p/>
          </draw:line>
          <draw:line draw:style-name="gr3" draw:text-style-name="P2" draw:layer="layout" svg:x1="13.001cm" svg:y1="12.301cm" svg:x2="10.7cm" svg:y2="14.904cm">
            <text:p/>
          </draw:line>
          <draw:line draw:style-name="gr3" draw:text-style-name="P2" draw:layer="layout" svg:x1="13cm" svg:y1="12.3cm" svg:x2="6.9cm" svg:y2="14.9cm">
            <text:p/>
          </draw:line>
          <draw:line draw:style-name="gr3" draw:text-style-name="P2" draw:layer="layout" svg:x1="4.4cm" svg:y1="12.3cm" svg:x2="6.6cm" svg:y2="14.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1T14:15:09.932072000</meta:creation-date>
    <dc:date>2014-06-01T17:09:48.644654000</dc:date>
    <meta:editing-duration>PT1H7M4S</meta:editing-duration>
    <meta:editing-cycles>6</meta:editing-cycles>
    <meta:generator>LibreOffice/4.2.3.3$MacOSX_x86 LibreOffice_project/882f8a0a489bc99a9e60c7905a60226254cb6ff0</meta:generator>
    <meta:document-statistic meta:object-count="27"/>
  </office:meta>
</office:document-meta>
</file>